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dash="Ultrafine_20_Dashed"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Objet_20_sans_20_remplissage_20_et_20_sans_20_ligne">
      <style:graphic-properties svg:stroke-color="#ff3333" draw:textarea-vertical-align="middle" draw:ole-draw-aspect="1"/>
    </style:style>
    <style:style style:name="gr3" style:family="graphic" style:parent-style-name="standard">
      <style:graphic-properties draw:stroke-dash="Ultrafine_20_Dashed" svg:stroke-width="0.2cm" svg:stroke-color="#000099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style:font-name="Arial1" fo:font-size="18pt" style:font-size-asian="18pt" style:font-size-complex="18pt"/>
    </style:style>
    <style:style style:name="P2" style:family="paragraph">
      <style:paragraph-properties fo:text-align="center"/>
      <style:text-properties fo:color="#ff3333" style:font-name="Arial1" fo:font-size="18pt" style:font-size-asian="18pt" style:font-size-complex="18pt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5.888cm" svg:height="15.887cm" svg:x="7.087cm" svg:y="7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353cm" svg:height="1.277cm" svg:x="7.009cm" svg:y="21.68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1" draw:layer="layout" svg:width="26cm" svg:height="26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204cm" svg:height="1.277cm" svg:x="2.396cm" svg:y="26.40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3" draw:layer="layout" svg:width="7.448cm" svg:height="7.54cm" svg:x="5.97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.449cm" svg:height="7.54cm" svg:x="5.971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.448cm" svg:height="7.54cm" svg:x="11.353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.449cm" svg:height="7.54cm" svg:x="16.742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.448cm" svg:height="7.54cm" svg:x="16.745cm" svg:y="11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.448cm" svg:height="7.54cm" svg:x="11.361cm" svg:y="11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.448cm" svg:height="7.54cm" svg:x="5.977cm" svg:y="11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.448cm" svg:height="7.54cm" svg:x="5.978cm" svg:y="1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.448cm" svg:height="7.54cm" svg:x="11.365cm" svg:y="1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.448cm" svg:height="7.54cm" svg:x="16.752cm" svg:y="1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9.5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9.5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9.5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4.8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4.8cm" svg:y="14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4cm" svg:height="0.4cm" svg:x="14.8cm" svg:y="20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4cm" svg:height="0.4cm" svg:x="20.2cm" svg:y="20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4cm" svg:height="0.4cm" svg:x="20.2cm" svg:y="14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4cm" svg:height="0.4cm" svg:x="20.2cm" svg:y="9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1.522cm" svg:height="1.451cm" svg:x="9.3cm" svg:y="8.22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.522cm" svg:height="1.451cm" svg:x="14.7cm" svg:y="8.22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.522cm" svg:height="1.451cm" svg:x="20.2cm" svg:y="8.22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1.578cm" svg:height="1.451cm" svg:x="9.3cm" svg:y="13.52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1.534cm" svg:height="1.451cm" svg:x="14.7cm" svg:y="13.52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1.555cm" svg:height="1.451cm" svg:x="20.1cm" svg:y="13.52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.545cm" svg:height="1.451cm" svg:x="9.3cm" svg:y="18.92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" draw:layer="layout" svg:width="1.545cm" svg:height="1.451cm" svg:x="14.601cm" svg:y="18.92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1.545cm" svg:height="1.451cm" svg:x="20.001cm" svg:y="18.92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71cm" fo:text-indent="0cm"/>
      <style:text-properties fo:font-size="40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428cm" fo:text-indent="0cm"/>
      <style:text-properties fo:font-size="34.2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85cm" fo:text-indent="0cm"/>
      <style:text-properties fo:font-size="28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Standard" style:page-layout-name="PM1" draw:style-name="Mdp1">
      <draw:frame presentation:style-name="Standard-title" draw:layer="backgroundobjects" svg:width="26.999cm" svg:height="5.009cm" svg:x="1.5cm" svg:y="1.195cm" presentation:class="title" presentation:placeholder="true">
        <draw:text-box/>
      </draw:frame>
      <draw:frame presentation:style-name="Standard-outline1" draw:layer="backgroundobjects" svg:width="26.999cm" svg:height="17.399cm" svg:x="1.5cm" svg:y="7.02cm" presentation:class="outline" presentation:placeholder="true">
        <draw:text-box/>
      </draw:frame>
      <draw:frame presentation:style-name="Mpr1" draw:text-style-name="MP1" draw:layer="backgroundobjects" svg:width="6.989cm" svg:height="2.069cm" svg:x="1.5cm" svg:y="27.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509cm" svg:height="2.069cm" svg:x="10.26cm" svg:y="27.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89cm" svg:height="2.069cm" svg:x="21.51cm" svg:y="27.3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15:35:01.079262141</meta:creation-date>
    <dc:date>2017-02-04T18:38:53.261018892</dc:date>
    <meta:editing-duration>P2DT7H10M40S</meta:editing-duration>
    <meta:editing-cycles>19</meta:editing-cycles>
    <meta:generator>LibreOffice/4.2.8.2$Linux_X86_64 LibreOffice_project/420m0$Build-2</meta:generator>
    <meta:document-statistic meta:object-count="55"/>
  </office:meta>
</office:document-meta>
</file>

<file path=Object 1/content.xml><?xml version="1.0" encoding="utf-8"?>
<math xmlns="http://www.w3.org/1998/Math/MathML" display="block">
  <semantics>
    <mover accent="true">
      <msub>
        <mi>x</mi>
        <mn>1</mn>
      </msub>
      <mo stretchy="false">~</mo>
    </mover>
    <annotation encoding="StarMath 5.0">tilde x_1</annotation>
  </semantics>
</math>
</file>

<file path=Object 10/content.xml><?xml version="1.0" encoding="utf-8"?>
<math xmlns="http://www.w3.org/1998/Math/MathML" display="block">
  <semantics>
    <mover accent="true">
      <msub>
        <mi>x</mi>
        <mn>8</mn>
      </msub>
      <mo stretchy="false">~</mo>
    </mover>
    <annotation encoding="StarMath 5.0">tilde x_8</annotation>
  </semantics>
</math>
</file>

<file path=Object 11/content.xml><?xml version="1.0" encoding="utf-8"?>
<math xmlns="http://www.w3.org/1998/Math/MathML" display="block">
  <semantics>
    <mover accent="true">
      <msub>
        <mi>x</mi>
        <mn>9</mn>
      </msub>
      <mo stretchy="false">~</mo>
    </mover>
    <annotation encoding="StarMath 5.0">tilde x_9</annotation>
  </semantics>
</math>
</file>

<file path=Object 2/content.xml><?xml version="1.0" encoding="utf-8"?>
<math xmlns="http://www.w3.org/1998/Math/MathML" display="block">
  <semantics>
    <mi>R</mi>
    <annotation encoding="StarMath 5.0">R</annotation>
  </semantics>
</math>
</file>

<file path=Object 3/content.xml><?xml version="1.0" encoding="utf-8"?>
<math xmlns="http://www.w3.org/1998/Math/MathML" display="block">
  <semantics>
    <mstyle color="blue">
      <mi>S</mi>
    </mstyle>
    <annotation encoding="StarMath 5.0">color blue S</annotation>
  </semantics>
</math>
</file>

<file path=Object 4/content.xml><?xml version="1.0" encoding="utf-8"?>
<math xmlns="http://www.w3.org/1998/Math/MathML" display="block">
  <semantics>
    <mover accent="true">
      <msub>
        <mi>x</mi>
        <mn>2</mn>
      </msub>
      <mo stretchy="false">~</mo>
    </mover>
    <annotation encoding="StarMath 5.0">tilde x_2</annotation>
  </semantics>
</math>
</file>

<file path=Object 5/content.xml><?xml version="1.0" encoding="utf-8"?>
<math xmlns="http://www.w3.org/1998/Math/MathML" display="block">
  <semantics>
    <mover accent="true">
      <msub>
        <mi>x</mi>
        <mn>3</mn>
      </msub>
      <mo stretchy="false">~</mo>
    </mover>
    <annotation encoding="StarMath 5.0">tilde x_3</annotation>
  </semantics>
</math>
</file>

<file path=Object 6/content.xml><?xml version="1.0" encoding="utf-8"?>
<math xmlns="http://www.w3.org/1998/Math/MathML" display="block">
  <semantics>
    <mover accent="true">
      <msub>
        <mi>x</mi>
        <mn>4</mn>
      </msub>
      <mo stretchy="false">~</mo>
    </mover>
    <annotation encoding="StarMath 5.0">tilde x_4</annotation>
  </semantics>
</math>
</file>

<file path=Object 7/content.xml><?xml version="1.0" encoding="utf-8"?>
<math xmlns="http://www.w3.org/1998/Math/MathML" display="block">
  <semantics>
    <mover accent="true">
      <msub>
        <mi>x</mi>
        <mn>7</mn>
      </msub>
      <mo stretchy="false">~</mo>
    </mover>
    <annotation encoding="StarMath 5.0">tilde x_7</annotation>
  </semantics>
</math>
</file>

<file path=Object 8/content.xml><?xml version="1.0" encoding="utf-8"?>
<math xmlns="http://www.w3.org/1998/Math/MathML" display="block">
  <semantics>
    <mover accent="true">
      <msub>
        <mi>x</mi>
        <mn>5</mn>
      </msub>
      <mo stretchy="false">~</mo>
    </mover>
    <annotation encoding="StarMath 5.0">tilde x_5</annotation>
  </semantics>
</math>
</file>

<file path=Object 9/content.xml><?xml version="1.0" encoding="utf-8"?>
<math xmlns="http://www.w3.org/1998/Math/MathML" display="block">
  <semantics>
    <mover accent="true">
      <msub>
        <mi>x</mi>
        <mn>6</mn>
      </msub>
      <mo stretchy="false">~</mo>
    </mover>
    <annotation encoding="StarMath 5.0">tilde x_6</annotation>
  </semantics>
</math>
</file>